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Generator.getTemplate( String templa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locityGenerator.VelocityGenerator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locityGenerator.generate( GeneratorOutput gen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